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421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troll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ontroller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0 uF 10 V electrolytic polarized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uF 25 V electrolytic polarized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 uF 25 V electrolytic polarized capacitor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00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1N5711 or “ebay 1N60P”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1N4729A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1N5819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1N4733A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1N4733A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1 rows of 6 pin headers 2.54 mm spacing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1 rows of 5 pin headers 2.54 mm spacing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JST 2.54 mm male pin socket, 7 pins, 2.54 mm spacing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3904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2N700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0R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30R ¼ watt resistor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51R ¼ watt resistor</text:p>
          </table:table-cell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56R 1 watt resistor</text:p>
          </table:table-cell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R ¼ watt resistor</text:p>
          </table:table-cell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short circuit wire</text:p>
          </table:table-cell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22k ¼ watt resistor</text:p>
          </table:table-cell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short circuit wire</text:p>
          </table:table-cell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short circuit wire</text:p>
          </table:table-cell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.5k ¼ watt resistor</text:p>
          </table:table-cell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220R ¼ watt resistor</text:p>
          </table:table-cell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56R 1 watt</text:p>
          </table:table-cell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56R 1 watt</text:p>
          </table:table-cell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393 DIP-1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14 DIP-14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86 DIP-1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50 TO-220</text:p>
          </table:table-cell>
        </table:table-row>
        <table:table-row table:style-name="ro1">
          <table:table-cell office:value-type="string" calcext:value-type="string">
            <text:p>UB1</text:p>
          </table:table-cell>
          <table:table-cell office:value-type="string" calcext:value-type="string">
            <text:p>BLUEPILL: solder two 20 pin header sockets into board</text:p>
          </table:table-cell>
        </table:table-row>
        <table:table-row table:style-name="ro1">
          <table:table-cell/>
          <table:table-cell office:value-type="string" calcext:value-type="string">
            <text:p>and 20 pin headers on Bluepill, slot into the socke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0:21:33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00:23:34.599000000</dc:date>
    <meta:editing-duration>PT44M49S</meta:editing-duration>
    <meta:editing-cycles>4</meta:editing-cycles>
    <meta:generator>LibreOffice/5.4.0.3$Windows_x86 LibreOffice_project/7556cbc6811c9d992f4064ab9287069087d7f62c</meta:generator>
    <meta:document-statistic meta:table-count="1" meta:cell-count="363" meta:object-count="0"/>
  </office:meta>
</office:document-meta>
</file>